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2.47cm" svg:y="0cm">
            <draw:object draw:notify-on-update-of-ranges="Sheet1.A3:Sheet1.A3 Sheet1.A4:Sheet1.A13 Sheet1.D3:Sheet1.D3 Sheet1.D4:Sheet1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399cm" svg:y="9.147cm">
            <draw:object draw:notify-on-update-of-ranges="Sheet1.A17:Sheet1.A17 Sheet1.A18:Sheet1.A27 Sheet1.D17:Sheet1.D17 Sheet1.D18:Sheet1.D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amaño del vecindario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176858" calcext:value-type="float">
            <text:p>0.9176858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097095652174" calcext:value-type="float">
            <text:p>0.9890970957</text:p>
          </table:table-cell>
          <table:table-cell table:style-name="ce2" office:value-type="float" office:value="0.0208193894582884" calcext:value-type="float">
            <text:p>0.020819389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9161996" calcext:value-type="float">
            <text:p>0.9161996</text:p>
          </table:table-cell>
          <table:table-cell table:style-name="ce2" office:value-type="float" office:value="0.9999919" calcext:value-type="float">
            <text:p>0.9999919</text:p>
          </table:table-cell>
          <table:table-cell table:style-name="ce2" office:value-type="float" office:value="0.989124147826087" calcext:value-type="float">
            <text:p>0.9891241478</text:p>
          </table:table-cell>
          <table:table-cell table:style-name="ce2" office:value-type="float" office:value="0.0207663962825844" calcext:value-type="float">
            <text:p>0.0207663963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9149932" calcext:value-type="float">
            <text:p>0.9149932</text:p>
          </table:table-cell>
          <table:table-cell table:style-name="ce2" office:value-type="float" office:value="0.9999944" calcext:value-type="float">
            <text:p>0.9999944</text:p>
          </table:table-cell>
          <table:table-cell table:style-name="ce2" office:value-type="float" office:value="0.989384356521739" calcext:value-type="float">
            <text:p>0.9893843565</text:p>
          </table:table-cell>
          <table:table-cell table:style-name="ce2" office:value-type="float" office:value="0.02071940891542" calcext:value-type="float">
            <text:p>0.020719408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9150514" calcext:value-type="float">
            <text:p>0.9150514</text:p>
          </table:table-cell>
          <table:table-cell table:style-name="ce2" office:value-type="float" office:value="0.9999976" calcext:value-type="float">
            <text:p>0.9999976</text:p>
          </table:table-cell>
          <table:table-cell table:style-name="ce2" office:value-type="float" office:value="0.989433152173913" calcext:value-type="float">
            <text:p>0.9894331522</text:p>
          </table:table-cell>
          <table:table-cell table:style-name="ce2" office:value-type="float" office:value="0.0206822557230032" calcext:value-type="float">
            <text:p>0.0206822557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9150976" calcext:value-type="float">
            <text:p>0.9150976</text:p>
          </table:table-cell>
          <table:table-cell table:style-name="ce2" office:value-type="float" office:value="0.9999982" calcext:value-type="float">
            <text:p>0.9999982</text:p>
          </table:table-cell>
          <table:table-cell table:style-name="ce2" office:value-type="float" office:value="0.989514969565217" calcext:value-type="float">
            <text:p>0.9895149696</text:p>
          </table:table-cell>
          <table:table-cell table:style-name="ce2" office:value-type="float" office:value="0.0205116796757234" calcext:value-type="float">
            <text:p>0.0205116797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9152642" calcext:value-type="float">
            <text:p>0.9152642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481556521739" calcext:value-type="float">
            <text:p>0.9894815565</text:p>
          </table:table-cell>
          <table:table-cell table:style-name="ce2" office:value-type="float" office:value="0.0204937803733414" calcext:value-type="float">
            <text:p>0.020493780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9157151" calcext:value-type="float">
            <text:p>0.9157151</text:p>
          </table:table-cell>
          <table:table-cell table:style-name="ce2" office:value-type="float" office:value="0.9999981" calcext:value-type="float">
            <text:p>0.9999981</text:p>
          </table:table-cell>
          <table:table-cell table:style-name="ce2" office:value-type="float" office:value="0.989340991304348" calcext:value-type="float">
            <text:p>0.9893409913</text:p>
          </table:table-cell>
          <table:table-cell table:style-name="ce2" office:value-type="float" office:value="0.0205794329770573" calcext:value-type="float">
            <text:p>0.020579433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9158251" calcext:value-type="float">
            <text:p>0.9158251</text:p>
          </table:table-cell>
          <table:table-cell table:style-name="ce2" office:value-type="float" office:value="0.9999913" calcext:value-type="float">
            <text:p>0.9999913</text:p>
          </table:table-cell>
          <table:table-cell table:style-name="ce2" office:value-type="float" office:value="0.989436969565217" calcext:value-type="float">
            <text:p>0.9894369696</text:p>
          </table:table-cell>
          <table:table-cell table:style-name="ce2" office:value-type="float" office:value="0.0205241826759299" calcext:value-type="float">
            <text:p>0.0205241827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9158988" calcext:value-type="float">
            <text:p>0.9158988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400634782609" calcext:value-type="float">
            <text:p>0.9894006348</text:p>
          </table:table-cell>
          <table:table-cell table:style-name="ce2" office:value-type="float" office:value="0.0205690476691117" calcext:value-type="float">
            <text:p>0.0205690477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9160217" calcext:value-type="float">
            <text:p>0.9160217</text:p>
          </table:table-cell>
          <table:table-cell table:style-name="ce2" office:value-type="float" office:value="0.9999859" calcext:value-type="float">
            <text:p>0.9999859</text:p>
          </table:table-cell>
          <table:table-cell table:style-name="ce2" office:value-type="float" office:value="0.989388352173913" calcext:value-type="float">
            <text:p>0.9893883522</text:p>
          </table:table-cell>
          <table:table-cell table:style-name="ce2" office:value-type="float" office:value="0.0205428598627771" calcext:value-type="float">
            <text:p>0.0205428599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res objetivo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año del vecindario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044263" calcext:value-type="float">
            <text:p>0.8044263</text:p>
          </table:table-cell>
          <table:table-cell table:style-name="ce2" office:value-type="float" office:value="0.9998193" calcext:value-type="float">
            <text:p>0.9998193</text:p>
          </table:table-cell>
          <table:table-cell table:style-name="ce2" office:value-type="float" office:value="0.958839652631579" calcext:value-type="float">
            <text:p>0.9588396526</text:p>
          </table:table-cell>
          <table:table-cell table:style-name="ce2" office:value-type="float" office:value="0.0501822385571315" calcext:value-type="float">
            <text:p>0.050182238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8033515" calcext:value-type="float">
            <text:p>0.8033515</text:p>
          </table:table-cell>
          <table:table-cell table:style-name="ce2" office:value-type="float" office:value="0.9998192" calcext:value-type="float">
            <text:p>0.9998192</text:p>
          </table:table-cell>
          <table:table-cell table:style-name="ce2" office:value-type="float" office:value="0.958927431578947" calcext:value-type="float">
            <text:p>0.9589274316</text:p>
          </table:table-cell>
          <table:table-cell table:style-name="ce2" office:value-type="float" office:value="0.0501857507363844" calcext:value-type="float">
            <text:p>0.0501857507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8020236" calcext:value-type="float">
            <text:p>0.8020236</text:p>
          </table:table-cell>
          <table:table-cell table:style-name="ce2" office:value-type="float" office:value="0.9998264" calcext:value-type="float">
            <text:p>0.9998264</text:p>
          </table:table-cell>
          <table:table-cell table:style-name="ce2" office:value-type="float" office:value="0.958724157894737" calcext:value-type="float">
            <text:p>0.9587241579</text:p>
          </table:table-cell>
          <table:table-cell table:style-name="ce2" office:value-type="float" office:value="0.050274034076674" calcext:value-type="float">
            <text:p>0.0502740341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8164501" calcext:value-type="float">
            <text:p>0.8164501</text:p>
          </table:table-cell>
          <table:table-cell table:style-name="ce2" office:value-type="float" office:value="0.9998373" calcext:value-type="float">
            <text:p>0.9998373</text:p>
          </table:table-cell>
          <table:table-cell table:style-name="ce2" office:value-type="float" office:value="0.959592289473684" calcext:value-type="float">
            <text:p>0.9595922895</text:p>
          </table:table-cell>
          <table:table-cell table:style-name="ce2" office:value-type="float" office:value="0.0474694421595022" calcext:value-type="float">
            <text:p>0.047469442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8133542" calcext:value-type="float">
            <text:p>0.8133542</text:p>
          </table:table-cell>
          <table:table-cell table:style-name="ce2" office:value-type="float" office:value="0.9998326" calcext:value-type="float">
            <text:p>0.9998326</text:p>
          </table:table-cell>
          <table:table-cell table:style-name="ce2" office:value-type="float" office:value="0.959262868421053" calcext:value-type="float">
            <text:p>0.9592628684</text:p>
          </table:table-cell>
          <table:table-cell table:style-name="ce2" office:value-type="float" office:value="0.0478287107661294" calcext:value-type="float">
            <text:p>0.047828710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8173912" calcext:value-type="float">
            <text:p>0.8173912</text:p>
          </table:table-cell>
          <table:table-cell table:style-name="ce2" office:value-type="float" office:value="0.9998017" calcext:value-type="float">
            <text:p>0.9998017</text:p>
          </table:table-cell>
          <table:table-cell table:style-name="ce2" office:value-type="float" office:value="0.959159905263158" calcext:value-type="float">
            <text:p>0.9591599053</text:p>
          </table:table-cell>
          <table:table-cell table:style-name="ce2" office:value-type="float" office:value="0.047045595842219" calcext:value-type="float">
            <text:p>0.0470455958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8177714" calcext:value-type="float">
            <text:p>0.8177714</text:p>
          </table:table-cell>
          <table:table-cell table:style-name="ce2" office:value-type="float" office:value="0.9998387" calcext:value-type="float">
            <text:p>0.9998387</text:p>
          </table:table-cell>
          <table:table-cell table:style-name="ce2" office:value-type="float" office:value="0.958874068421053" calcext:value-type="float">
            <text:p>0.9588740684</text:p>
          </table:table-cell>
          <table:table-cell table:style-name="ce2" office:value-type="float" office:value="0.0469047502340062" calcext:value-type="float">
            <text:p>0.04690475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8138701" calcext:value-type="float">
            <text:p>0.8138701</text:p>
          </table:table-cell>
          <table:table-cell table:style-name="ce2" office:value-type="float" office:value="0.9998183" calcext:value-type="float">
            <text:p>0.9998183</text:p>
          </table:table-cell>
          <table:table-cell table:style-name="ce2" office:value-type="float" office:value="0.958256163157895" calcext:value-type="float">
            <text:p>0.9582561632</text:p>
          </table:table-cell>
          <table:table-cell table:style-name="ce2" office:value-type="float" office:value="0.0476439828597392" calcext:value-type="float">
            <text:p>0.0476439829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8108429" calcext:value-type="float">
            <text:p>0.8108429</text:p>
          </table:table-cell>
          <table:table-cell table:style-name="ce2" office:value-type="float" office:value="0.9998179" calcext:value-type="float">
            <text:p>0.9998179</text:p>
          </table:table-cell>
          <table:table-cell table:style-name="ce2" office:value-type="float" office:value="0.957695452631579" calcext:value-type="float">
            <text:p>0.9576954526</text:p>
          </table:table-cell>
          <table:table-cell table:style-name="ce2" office:value-type="float" office:value="0.0482215848448985" calcext:value-type="float">
            <text:p>0.0482215848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8143948" calcext:value-type="float">
            <text:p>0.8143948</text:p>
          </table:table-cell>
          <table:table-cell table:style-name="ce2" office:value-type="float" office:value="0.9998314" calcext:value-type="float">
            <text:p>0.9998314</text:p>
          </table:table-cell>
          <table:table-cell table:style-name="ce2" office:value-type="float" office:value="0.957911963157895" calcext:value-type="float">
            <text:p>0.9579119632</text:p>
          </table:table-cell>
          <table:table-cell table:style-name="ce2" office:value-type="float" office:value="0.0475781835332494" calcext:value-type="float">
            <text:p>0.047578183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istancia inicial</text:p>
          </table:table-cell>
          <table:table-cell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27T14:02:43.989464441</dc:date>
    <dc:creator>joel </dc:creator>
    <meta:editing-duration>PT15M50S</meta:editing-duration>
    <meta:editing-cycles>9</meta:editing-cycles>
    <meta:generator>LibreOffice/4.2.8.2$Linux_X86_64 LibreOffice_project/420m0$Build-2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85cm" svg:y="0.316cm" chart:style-name="ch2">
          <text:p>Analyzes of Neighbour Sizes Two Objectives</text:p>
        </chart:title>
        <chart:legend chart:legend-position="end" svg:x="13.809cm" svg:y="4.201cm" style:legend-expansion="high" chart:style-name="ch3"/>
        <chart:plot-area chart:style-name="ch4" table:cell-range-address="Sheet1.A3:Sheet1.A13 Sheet1.D3:Sheet1.D13" chart:data-source-has-labels="both" svg:x="1.331cm" svg:y="1.301cm" svg:width="12.158cm" svg:height="6.538cm">
          <chartooo:coordinate-region svg:x="2.614cm" svg:y="1.5cm" svg:width="10.595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Sheet1.A4:Sheet1.A13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Sheet1.D4:Sheet1.D13" chart:label-cell-address="Sheet1.D3:Sheet1.D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989097095652174">
                <text:p>0.989097095652174</text:p>
                <draw:g>
                  <svg:desc>Sheet1.D4:Sheet1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9124147826087">
                <text:p>0.9891241478260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9384356521739">
                <text:p>0.9893843565217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9433152173913">
                <text:p>0.9894331521739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9514969565217">
                <text:p>0.9895149695652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9481556521739">
                <text:p>0.9894815565217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9340991304348">
                <text:p>0.9893409913043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9436969565217">
                <text:p>0.9894369695652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9400634782609">
                <text:p>0.989400634782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9388352173913">
                <text:p>0.989388352173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Analyzes of Neighbour Sizes Three Objectives</text:p>
        </chart:title>
        <chart:legend chart:legend-position="end" svg:x="13.809cm" svg:y="4.201cm" style:legend-expansion="high" chart:style-name="ch3"/>
        <chart:plot-area chart:style-name="ch4" table:cell-range-address="Sheet1.A17:Sheet1.A27 Sheet1.D17:Sheet1.D27" chart:data-source-has-labels="both" svg:x="1.331cm" svg:y="1.301cm" svg:width="12.158cm" svg:height="6.538cm">
          <chartooo:coordinate-region svg:x="2.614cm" svg:y="1.5cm" svg:width="10.595cm" svg:height="5.692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Sheet1.A18:Sheet1.A27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Sheet1.D18:Sheet1.D27" chart:label-cell-address="Sheet1.D17:Sheet1.D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8:Sheet1.A27</svg:desc>
                </draw:g>
              </table:table-cell>
              <table:table-cell office:value-type="float" office:value="0.958839652631579">
                <text:p>0.958839652631579</text:p>
                <draw:g>
                  <svg:desc>Sheet1.D18:Sheet1.D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8927431578947">
                <text:p>0.9589274315789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8724157894737">
                <text:p>0.9587241578947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9592289473684">
                <text:p>0.959592289473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9262868421053">
                <text:p>0.9592628684210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9159905263158">
                <text:p>0.959159905263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58874068421053">
                <text:p>0.95887406842105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58256163157895">
                <text:p>0.9582561631578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57695452631579">
                <text:p>0.9576954526315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57911963157895">
                <text:p>0.957911963157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